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language="pt" fo:country="BR"/>
    </style:style>
    <style:style style:name="P2" style:family="paragraph" style:parent-style-name="Standard">
      <style:text-properties fo:language="pt" fo:country="BR"/>
    </style:style>
    <style:style style:name="P3" style:family="paragraph" style:parent-style-name="Standard">
      <style:text-properties fo:language="pt" fo:country="BR" fo:font-weight="bold" style:font-weight-asian="bold" style:font-weight-complex="bold"/>
    </style:style>
    <style:style style:name="P4" style:family="paragraph" style:parent-style-name="Standard">
      <style:text-properties fo:language="pt" fo:country="BR" fo:font-weight="bold" officeooo:rsid="003186c3" officeooo:paragraph-rsid="003186c3" style:font-weight-asian="bold" style:font-weight-complex="bold"/>
    </style:style>
    <style:style style:name="P5" style:family="paragraph" style:parent-style-name="Standard">
      <style:text-properties fo:language="pt" fo:country="BR" fo:font-weight="bold" officeooo:rsid="0031d8b0" officeooo:paragraph-rsid="0031d8b0" style:font-weight-asian="bold" style:font-weight-complex="bold"/>
    </style:style>
    <style:style style:name="P6" style:family="paragraph" style:parent-style-name="Standard">
      <style:text-properties fo:language="pt" fo:country="BR" fo:font-weight="bold" officeooo:rsid="00337797" officeooo:paragraph-rsid="00337797" style:font-weight-asian="bold" style:font-weight-complex="bold"/>
    </style:style>
    <style:style style:name="P7" style:family="paragraph" style:parent-style-name="Standard">
      <style:text-properties fo:language="pt" fo:country="BR" fo:font-weight="bold" officeooo:rsid="0038028d" officeooo:paragraph-rsid="0038028d" style:font-weight-asian="bold" style:font-weight-complex="bold"/>
    </style:style>
    <style:style style:name="P8" style:family="paragraph" style:parent-style-name="Standard">
      <style:text-properties fo:language="pt" fo:country="BR" officeooo:rsid="003186c3" officeooo:paragraph-rsid="0038028d"/>
    </style:style>
    <style:style style:name="P9" style:family="paragraph" style:parent-style-name="Standard">
      <style:text-properties fo:language="pt" fo:country="BR" officeooo:rsid="00337797" officeooo:paragraph-rsid="00337797"/>
    </style:style>
    <style:style style:name="P10" style:family="paragraph" style:parent-style-name="Standard">
      <style:text-properties fo:language="pt" fo:country="BR" officeooo:paragraph-rsid="00337797"/>
    </style:style>
    <style:style style:name="P11" style:family="paragraph" style:parent-style-name="Standard">
      <style:text-properties fo:language="pt" fo:country="BR" officeooo:rsid="00366a1a" officeooo:paragraph-rsid="003bb5f0"/>
    </style:style>
    <style:style style:name="P12" style:family="paragraph" style:parent-style-name="Standard">
      <style:text-properties fo:language="pt" fo:country="BR" officeooo:rsid="00392791" officeooo:paragraph-rsid="00392791"/>
    </style:style>
    <style:style style:name="P13" style:family="paragraph" style:parent-style-name="Standard">
      <style:text-properties fo:language="pt" fo:country="BR" officeooo:rsid="003a2449" officeooo:paragraph-rsid="003a2449"/>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31f9c3" officeooo:paragraph-rsid="0031f9c3" style:font-weight-asian="bold" style:font-weight-complex="bold"/>
    </style:style>
    <style:style style:name="P16" style:family="paragraph" style:parent-style-name="Standard">
      <style:text-properties fo:font-weight="bold" officeooo:rsid="00344eb9" officeooo:paragraph-rsid="00344eb9" style:font-weight-asian="bold" style:font-weight-complex="bold"/>
    </style:style>
    <style:style style:name="P17" style:family="paragraph" style:parent-style-name="Standard">
      <style:text-properties fo:font-weight="normal" officeooo:rsid="00392791" officeooo:paragraph-rsid="00392791" style:font-weight-asian="normal" style:font-weight-complex="normal"/>
    </style:style>
    <style:style style:name="P18" style:family="paragraph" style:parent-style-name="Standard">
      <style:text-properties officeooo:rsid="00344eb9" officeooo:paragraph-rsid="00344eb9"/>
    </style:style>
    <style:style style:name="P19" style:family="paragraph" style:parent-style-name="Text_20_body">
      <style:text-properties fo:language="pt" fo:country="BR" officeooo:rsid="00337797" officeooo:paragraph-rsid="00337797"/>
    </style:style>
    <style:style style:name="P20" style:family="paragraph" style:parent-style-name="Standard" style:master-page-name="Standard">
      <style:paragraph-properties style:page-number="auto"/>
      <style:text-properties fo:font-weight="bold" officeooo:rsid="0031f9c3" officeooo:paragraph-rsid="0031f9c3" style:font-weight-asian="bold" style:font-weight-complex="bold"/>
    </style:style>
    <style:style style:name="T1" style:family="text">
      <style:text-properties officeooo:rsid="0053a6f7"/>
    </style:style>
    <style:style style:name="T2" style:family="text">
      <style:text-properties officeooo:rsid="006997db"/>
    </style:style>
    <style:style style:name="T3" style:family="text">
      <style:text-properties fo:language="pt" fo:country="BR"/>
    </style:style>
    <style:style style:name="T4" style:family="text">
      <style:text-properties fo:language="pt" fo:country="BR" officeooo:rsid="00302449"/>
    </style:style>
    <style:style style:name="T5" style:family="text">
      <style:text-properties officeooo:rsid="0038028d"/>
    </style:style>
    <style:style style:name="T6" style:family="text">
      <style:text-properties officeooo:rsid="00392791"/>
    </style:style>
    <style:style style:name="T7" style:family="text">
      <style:text-properties officeooo:rsid="0024321d"/>
    </style:style>
    <style:style style:name="T8" style:family="text">
      <style:text-properties officeooo:rsid="003bb5f0"/>
    </style:style>
    <style:style style:name="T9" style:family="text">
      <style:text-properties officeooo:rsid="003c1609"/>
    </style:style>
    <style:style style:name="T10"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tulo</text:p>
      <text:p text:style-name="P17">Cenários Prospectivos Para a Qualidade da Democracia Brasileira</text:p>
      <text:p text:style-name="P15"/>
      <text:p text:style-name="P16">Palavras-chave</text:p>
      <text:p text:style-name="P18">Cenários, Democracia, Brasil</text:p>
      <text:p text:style-name="P15"/>
      <text:p text:style-name="P14"><text:span text:style-name="T4">Intro</text:span><text:span text:style-name="T3">dução</text:span></text:p>
      <text:p text:style-name="Text_20_body">Em 2015 comemoramos trinta anos da nossa democracia, um marco histórico importante. O objetivo deste estudo é avaliar a qualidade da nossa democracia atual e prospectar cenários futuros. Foram utilizados dados secundário do relatório anual de qualidade da democracia disponibilizados pela Democracy Ranking Assossiation (DRA), em Viena, Áustria. Foram elaborados quatro cenários futuros, dois de avanços, um de estagnação e um de piora da qualidade.</text:p>
      <text:p text:style-name="P2"/>
      <text:p text:style-name="P6">Problema de pesquisa e objetivos</text:p>
      <text:p text:style-name="P13">O objetivo deste estudo é a análise de dados secundário para a prospeção de cenários futuros para a democracia brasileira, com a finalidade de (i) comparar a qualidade da democracia brasileira com grupos de países estratégicos para (ii) identificar oportunidades de melhoria da qualidade da nossa democracia e (iii)auxiliar na tomada de decisão na Administração Pública. </text:p>
      <text:p text:style-name="P9"/>
      <text:p text:style-name="P6">Revisão bibliográfica</text:p>
      <text:p text:style-name="P11"><text:span text:style-name="T8">Estudos de cenários para países anteriores utilizavam </text:span>abordagens diferentes, enquanto <text:reference-mark-start text:name="ZOTERO_ITEM CSL_CITATION {&quot;citationID&quot;:&quot;jYH3LaE3&quot;,&quot;properties&quot;:{&quot;formattedCitation&quot;:&quot;(HADDAD, 1995)&quot;,&quot;plainCitation&quot;:&quot;(HADDAD, 1995)&quot;},&quot;citationItems&quot;:[{&quot;id&quot;:271,&quot;uris&quot;:[&quot;http://zotero.org/users/1613935/items/X33EB2UU&quot;],&quot;uri&quot;:[&quot;http://zotero.org/users/1613935/items/X33EB2UU&quot;],&quot;itemData&quot;:{&quot;id&quot;:271,&quot;type&quot;:&quot;article-journal&quot;,&quot;title&quot;:&quot;Cenários do Brasil&quot;,&quot;container-title&quot;:&quot;Revista Paraense de Desenvolvimento&quot;,&quot;page&quot;:&quot;28&quot;,&quot;volume&quot;:&quot;86&quot;,&quot;author&quot;:[{&quot;family&quot;:&quot;Haddad&quot;,&quot;given&quot;:&quot;Paulo Roberto&quot;}],&quot;issued&quot;:{&quot;date-parts&quot;:[[&quot;1995&quot;]]}}}],&quot;schema&quot;:&quot;https://github.com/citation-style-language/schema/raw/master/csl-citation.json&quot;} RNDSQKbvedplv"/><text:span text:style-name="T2">(HADDAD, 1995)</text:span><text:reference-mark-end text:name="ZOTERO_ITEM CSL_CITATION {&quot;citationID&quot;:&quot;jYH3LaE3&quot;,&quot;properties&quot;:{&quot;formattedCitation&quot;:&quot;(HADDAD, 1995)&quot;,&quot;plainCitation&quot;:&quot;(HADDAD, 1995)&quot;},&quot;citationItems&quot;:[{&quot;id&quot;:271,&quot;uris&quot;:[&quot;http://zotero.org/users/1613935/items/X33EB2UU&quot;],&quot;uri&quot;:[&quot;http://zotero.org/users/1613935/items/X33EB2UU&quot;],&quot;itemData&quot;:{&quot;id&quot;:271,&quot;type&quot;:&quot;article-journal&quot;,&quot;title&quot;:&quot;Cenários do Brasil&quot;,&quot;container-title&quot;:&quot;Revista Paraense de Desenvolvimento&quot;,&quot;page&quot;:&quot;28&quot;,&quot;volume&quot;:&quot;86&quot;,&quot;author&quot;:[{&quot;family&quot;:&quot;Haddad&quot;,&quot;given&quot;:&quot;Paulo Roberto&quot;}],&quot;issued&quot;:{&quot;date-parts&quot;:[[&quot;1995&quot;]]}}}],&quot;schema&quot;:&quot;https://github.com/citation-style-language/schema/raw/master/csl-citation.json&quot;} RNDSQKbvedplv"/>, foca na estabilidade econômica, <text:reference-mark-start text:name="ZOTERO_ITEM CSL_CITATION {&quot;citationID&quot;:&quot;3dL7CFwQ&quot;,&quot;properties&quot;:{&quot;formattedCitation&quot;:&quot;(DE SOUZA; LAMOUNIER, 2006)&quot;,&quot;plainCitation&quot;:&quot;(DE SOUZA; LAMOUNIER, 2006)&quot;},&quot;citationItems&quot;:[{&quot;id&quot;:265,&quot;uris&quot;:[&quot;http://zotero.org/users/1613935/items/R9C478V3&quot;],&quot;uri&quot;:[&quot;http://zotero.org/users/1613935/items/R9C478V3&quot;],&quot;itemData&quot;:{&quot;id&quot;:265,&quot;type&quot;:&quot;article-journal&quot;,&quot;title&quot;:&quot;O futuro da democracia: cenários político-institucionais até 2022&quot;,&quot;container-title&quot;:&quot;Estudos avançados&quot;,&quot;page&quot;:&quot;43&quot;,&quot;volume&quot;:&quot;20&quot;,&quot;issue&quot;:&quot;56&quot;,&quot;source&quot;:&quot;Google Scholar&quot;,&quot;shortTitle&quot;:&quot;Ofuturo da democracia&quot;,&quot;author&quot;:[{&quot;family&quot;:&quot;de Souza&quot;,&quot;given&quot;:&quot;Amaury&quot;},{&quot;family&quot;:&quot;Lamounier&quot;,&quot;given&quot;:&quot;Bolívar&quot;}],&quot;issued&quot;:{&quot;date-parts&quot;:[[&quot;2006&quot;]]},&quot;accessed&quot;:{&quot;date-parts&quot;:[[&quot;2014&quot;,7,7]]}}}],&quot;schema&quot;:&quot;https://github.com/citation-style-language/schema/raw/master/csl-citation.json&quot;} RNDQ9mTtWw3Fb"/><text:span text:style-name="T2">(DE SOUZA; LAMOUNIER, 2006)</text:span><text:reference-mark-end text:name="ZOTERO_ITEM CSL_CITATION {&quot;citationID&quot;:&quot;3dL7CFwQ&quot;,&quot;properties&quot;:{&quot;formattedCitation&quot;:&quot;(DE SOUZA; LAMOUNIER, 2006)&quot;,&quot;plainCitation&quot;:&quot;(DE SOUZA; LAMOUNIER, 2006)&quot;},&quot;citationItems&quot;:[{&quot;id&quot;:265,&quot;uris&quot;:[&quot;http://zotero.org/users/1613935/items/R9C478V3&quot;],&quot;uri&quot;:[&quot;http://zotero.org/users/1613935/items/R9C478V3&quot;],&quot;itemData&quot;:{&quot;id&quot;:265,&quot;type&quot;:&quot;article-journal&quot;,&quot;title&quot;:&quot;O futuro da democracia: cenários político-institucionais até 2022&quot;,&quot;container-title&quot;:&quot;Estudos avançados&quot;,&quot;page&quot;:&quot;43&quot;,&quot;volume&quot;:&quot;20&quot;,&quot;issue&quot;:&quot;56&quot;,&quot;source&quot;:&quot;Google Scholar&quot;,&quot;shortTitle&quot;:&quot;Ofuturo da democracia&quot;,&quot;author&quot;:[{&quot;family&quot;:&quot;de Souza&quot;,&quot;given&quot;:&quot;Amaury&quot;},{&quot;family&quot;:&quot;Lamounier&quot;,&quot;given&quot;:&quot;Bolívar&quot;}],&quot;issued&quot;:{&quot;date-parts&quot;:[[&quot;2006&quot;]]},&quot;accessed&quot;:{&quot;date-parts&quot;:[[&quot;2014&quot;,7,7]]}}}],&quot;schema&quot;:&quot;https://github.com/citation-style-language/schema/raw/master/csl-citation.json&quot;} RNDQ9mTtWw3Fb"/>, foca as instituições políticas. As variáveis utilizadas no presente estudo são sugeridas por <text:reference-mark-start text:name="ZOTERO_ITEM CSL_CITATION {&quot;citationID&quot;:&quot;wMmancRu&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C30JloAlPI"/><text:span text:style-name="T1">(CAMPBELL, 2008)</text:span><text:reference-mark-end text:name="ZOTERO_ITEM CSL_CITATION {&quot;citationID&quot;:&quot;wMmancRu&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C30JloAlPI"/>, <text:span text:style-name="T6">que enfocam a qualidade da Democracia dentro de critérios universais</text:span>. <text:reference-mark-start text:name="ZOTERO_ITEM CSL_CITATION {&quot;citationID&quot;:&quot;cfppam97h&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051sZFHVHK"/><text:span text:style-name="T7">(WRIGHT; SPERS, 2006)</text:span><text:reference-mark-end text:name="ZOTERO_ITEM CSL_CITATION {&quot;citationID&quot;:&quot;cfppam97h&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051sZFHVHK"/><text:span text:style-name="T7"> aparece como fundamental referencial teórico, por compartilhar experiência de como elaborar estudos de cenários para países.</text:span></text:p>
      <text:p text:style-name="P10"/>
      <text:p text:style-name="P4">Metodologia</text:p>
      <text:p text:style-name="P8"><text:span text:style-name="T5">O presente estudo está fundamentado na metodologia de criação de cenários prospectivos, balizado por estudos de cenários feitos anteriormente e utilizando-se dados secundários para as variáveis que compõe os cenários. </text:span>Foram feitos análises comparativas entre os estados das variáveis entre o Brasil e grupo de países estratégicos, para identificar possibilidades de impactos para o cenário da democracia brasileira.</text:p>
      <text:p text:style-name="P2"/>
      <text:p text:style-name="P7">Análise dos Resultados </text:p>
      <text:p text:style-name="P12">O Brasil possui uma democracia de alta qualidade em relação a<text:span text:style-name="T9">os 115</text:span> <text:span text:style-name="T9">p</text:span>aíses pesquisados. Apesar de sermos a sexta maior economia ocupamos apenas a posição 44 <text:span text:style-name="T9">no ranking de qualidade da democracia</text:span>, pontuando 63,8 numa escala de 100 pontos. O resultado aponta que existe uma janela de oportunidade para o Brasil fortalecer sua democracia.</text:p>
      <text:p text:style-name="P2"/>
      <text:p text:style-name="P5">Conclusão</text:p>
      <text:p text:style-name="P19">O Brasil restabeleceu sua democracia há trinta anos, porém está muito longe da qualidade dos ditos países desenvolvidos, o que nós temos na verdade é um projeto de uma democracia, que é forte em alguns aspectos e preocupantemente fraco em outros. Utilizando-se dados secundários podemos identificar o estágio prematuro que se encontra nossa democracia em relação as melhores democracias, mas que apesar de recente e com problemas sérios, é uma democracia de alta qualidade.</text:p>
      <text:p text:style-name="P6"><text:soft-page-break/>Bibliografia</text:p>
      <text:p text:style-name="P9">Brei, Z. A. (1996). Corrupção: dificuldades para definição e para um consenso. Revista de Administração Pública</text:p>
      <text:p text:style-name="P9"/>
      <text:p text:style-name="P9">Campbell, D. F. (2008). The basic concept for the democracy ranking of the quality of </text:p>
      <text:p text:style-name="P9">democracy.</text:p>
      <text:p text:style-name="P9"/>
      <text:p text:style-name="P9">De Souza, A., &amp; Lamounier, B. (2006). O futuro da democracia: cenários político-institucionais até 2022.</text:p>
      <text:p text:style-name="P9"/>
      <text:p text:style-name="P9">Haddad, P. R. (1995). Cenários do Brasil. Revista Paraense de Desenvolvimento</text:p>
      <text:p text:style-name="P9"/>
      <text:p text:style-name="P9">Wright, J. T. C., &amp; Spers, R. G. (2006). O país no futuro: aspectos metodológicos e cenários.</text:p>
      <text:p text:style-name="P10"/>
      <text:p text:style-name="P2"/>
      <text:p text:style-name="P3">Agradecimentos</text:p>
      <text:p text:style-name="Text_20_body">Gostaria muito de agradecer aos meus professores e colegas da disciplina EAD5813, Avaliação e Previsão Tecnológica (Turma 20141), foi muito bom estar junto com vocês, aprendemos muito nessa jornada. <text:span text:style-name="T10">Desejo agradecer os funcionários da FEA que são o suporte que permitem a faculdade funcionar e ter suas atividades tão bem executadas. Esse é meu primeiro texto a ser submetido em congressos, então deixo registrado meu agradecimento ao meu orientador pela confiança depositada e por sempre acreditar que eu vou consegu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t" fo:country="B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7T11:18:32.234496936</meta:creation-date>
    <dc:date>2014-08-04T01:24:48.915329688</dc:date>
    <meta:editing-duration>P1DT8H38M59S</meta:editing-duration>
    <meta:editing-cycles>38</meta:editing-cycles>
    <meta:generator>LibreOffice/4.2.3.3$Linux_x86 LibreOffice_project/420m0$Build-3</meta:generator>
    <meta:document-statistic meta:table-count="0" meta:image-count="0" meta:object-count="0" meta:page-count="2" meta:paragraph-count="26" meta:word-count="555" meta:character-count="3778" meta:non-whitespace-character-count="3246"/>
    <meta:user-defined meta:name="ZOTERO_PREF_1">&lt;data data-version="3" zotero-version="4.0.21.2"&gt;&lt;session id="06dhDjPo"/&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